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77" officeooo:paragraph-rsid="001c2077"/>
    </style:style>
    <style:style style:name="P2" style:family="paragraph" style:parent-style-name="Standard">
      <style:text-properties fo:font-style="normal" officeooo:rsid="001c2077" officeooo:paragraph-rsid="001c2077" style:font-style-asian="normal" style:font-style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c2077" officeooo:paragraph-rsid="001c2077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c20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de16f" officeooo:paragraph-rsid="001de1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1de16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1706a" style:font-style-asian="normal" style:font-style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55489" style:font-style-asian="normal" style:font-style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2450e6" officeooo:paragraph-rsid="00255489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25548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e67a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255489"/>
    </style:style>
    <style:style style:name="P18" style:family="paragraph" style:parent-style-name="Standard">
      <style:text-properties officeooo:rsid="001c2077" officeooo:paragraph-rsid="001c2077"/>
    </style:style>
    <style:style style:name="P19" style:family="paragraph" style:parent-style-name="Standard">
      <style:text-properties fo:font-weight="bold" officeooo:rsid="002b244e" officeooo:paragraph-rsid="002b244e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1de16f" style:font-style-asian="normal" style:font-style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tyle="normal" officeooo:rsid="001de16f" officeooo:paragraph-rsid="00291100" style:font-style-asian="normal" style:font-style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tyle="normal" officeooo:rsid="001c2077" officeooo:paragraph-rsid="001c2077" style:font-style-asian="normal" style:font-style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26870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1e67af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paragraph-rsid="00291100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2b244e" officeooo:paragraph-rsid="002b244e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26870d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2911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0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2077" style:font-style-asian="normal" style:font-style-complex="normal"/>
    </style:style>
    <style:style style:name="T5" style:family="text">
      <style:text-properties fo:font-style="normal" officeooo:rsid="001de16f" style:font-style-asian="normal" style:font-style-complex="normal"/>
    </style:style>
    <style:style style:name="T6" style:family="text">
      <style:text-properties fo:font-style="normal" officeooo:rsid="001e67af" style:font-style-asian="normal" style:font-style-complex="normal"/>
    </style:style>
    <style:style style:name="T7" style:family="text">
      <style:text-properties fo:font-style="normal" officeooo:rsid="002001c8" style:font-style-asian="normal" style:font-style-complex="normal"/>
    </style:style>
    <style:style style:name="T8" style:family="text">
      <style:text-properties fo:font-style="normal" officeooo:rsid="0021706a" style:font-style-asian="normal" style:font-style-complex="normal"/>
    </style:style>
    <style:style style:name="T9" style:family="text">
      <style:text-properties fo:font-style="normal" officeooo:rsid="0021e875" style:font-style-asian="normal" style:font-style-complex="normal"/>
    </style:style>
    <style:style style:name="T10" style:family="text">
      <style:text-properties fo:font-style="normal" officeooo:rsid="002450e6" style:font-style-asian="normal" style:font-style-complex="normal"/>
    </style:style>
    <style:style style:name="T11" style:family="text">
      <style:text-properties fo:font-style="normal" officeooo:rsid="0026870d" style:font-style-asian="normal" style:font-style-complex="normal"/>
    </style:style>
    <style:style style:name="T12" style:family="text">
      <style:text-properties fo:font-style="normal" officeooo:rsid="0027c2e5" style:font-style-asian="normal" style:font-style-complex="normal"/>
    </style:style>
    <style:style style:name="T13" style:family="text">
      <style:text-properties fo:font-style="normal" officeooo:rsid="00285e9d" style:font-style-asian="normal" style:font-style-complex="normal"/>
    </style:style>
    <style:style style:name="T14" style:family="text">
      <style:text-properties fo:font-style="normal" officeooo:rsid="002867b7" style:font-style-asian="normal" style:font-style-complex="normal"/>
    </style:style>
    <style:style style:name="T15" style:family="text">
      <style:text-properties fo:font-style="normal" officeooo:rsid="00291100" style:font-style-asian="normal" style:font-style-complex="normal"/>
    </style:style>
    <style:style style:name="T16" style:family="text">
      <style:text-properties officeooo:rsid="0021706a"/>
    </style:style>
    <style:style style:name="T17" style:family="text">
      <style:text-properties officeooo:rsid="002450e6"/>
    </style:style>
    <style:style style:name="T18" style:family="text">
      <style:text-properties officeooo:rsid="00255489"/>
    </style:style>
    <style:style style:name="T19" style:family="text">
      <style:text-properties officeooo:rsid="0026870d"/>
    </style:style>
    <style:style style:name="T20" style:family="text">
      <style:text-properties officeooo:rsid="0027c2e5"/>
    </style:style>
    <style:style style:name="T21" style:family="text">
      <style:text-properties officeooo:rsid="00285e9d"/>
    </style:style>
    <style:style style:name="T22" style:family="text">
      <style:text-properties officeooo:rsid="00291100"/>
    </style:style>
    <style:style style:name="T23" style:family="text">
      <style:text-properties officeooo:rsid="002b2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S Dashboard b2b</text:p>
      <text:p text:style-name="P1"/>
      <text:p text:style-name="P19">ADMINISTRATEURS</text:p>
      <text:p text:style-name="P1">Ajout administrateur :</text:p>
      <text:p text:style-name="P3">POST <text:span text:style-name="T3">myAlfred</text:span><text:span text:style-name="T1">/</text:span><text:span text:style-name="T3">api/companies/admin</text:span></text:p>
      <text:p text:style-name="P10">data : { firstname, name, email}</text:p>
      <text:p text:style-name="P10">retour : Ok ou erreurs dans { firstname, name, email}</text:p>
      <text:p text:style-name="P4"/>
      <text:p text:style-name="P2">Donner droits administrateur à un employé existant :</text:p>
      <text:p text:style-name="P10">Récupérer liste des employés :</text:p>
      <text:p text:style-name="P4"><text:span text:style-name="T4">GET myAlfred</text:span><text:span text:style-name="T2">/</text:span><text:span text:style-name="T4">api/companies/users</text:span></text:p>
      <text:p text:style-name="P5"><text:span text:style-name="T4">r</text:span><text:span text:style-name="T3">etour : [user1, user2]</text:span></text:p>
      <text:p text:style-name="P15">Donner le droit :</text:p>
      <text:p text:style-name="P4"><text:span text:style-name="T4">PUT myAlfred</text:span><text:span text:style-name="T2">/</text:span><text:span text:style-name="T4">api/companies/admin</text:span></text:p>
      <text:p text:style-name="P10">data : { user_id}</text:p>
      <text:p text:style-name="P4"><text:span text:style-name="T4">retour : Ok ou erreurs dans { </text:span><text:span text:style-name="T7">error</text:span><text:span text:style-name="T4">}</text:span></text:p>
      <text:p text:style-name="P10"/>
      <text:p text:style-name="P26">GROUPES</text:p>
      <text:p text:style-name="P17"><text:span text:style-name="T10">Création </text:span><text:span text:style-name="T5">groupe de l’entreprise :</text:span></text:p>
      <text:p text:style-name="P13"><text:span text:style-name="T10">POST</text:span><text:span text:style-name="T4"> myAlfred</text:span><text:span text:style-name="T2">/</text:span><text:span text:style-name="T4">api/companies/</text:span><text:span text:style-name="T5">groups</text:span></text:p>
      <text:p text:style-name="P12"><text:span text:style-name="T5">d</text:span><text:span text:style-name="T3">ata : { name}</text:span></text:p>
      <text:p text:style-name="P9">retour : <text:span text:style-name="T17">group </text:span><text:span text:style-name="T18">ou </text:span><text:span text:style-name="T16">{ error}</text:span></text:p>
      <text:p text:style-name="P9"/>
      <text:p text:style-name="P16">Récupération groupes de l’entreprise <text:span text:style-name="T23">(contenant ses membres) </text:span>:</text:p>
      <text:p text:style-name="P6"><text:span text:style-name="T4">GET myAlfred</text:span><text:span text:style-name="T2">/</text:span><text:span text:style-name="T4">api/companies/</text:span><text:span text:style-name="T5">groups</text:span></text:p>
      <text:p text:style-name="P21">retour : [group1_<text:span text:style-name="T22">avec_membres</text:span>, group2<text:span text:style-name="T22">avec_membres </text:span><text:span text:style-name="T16">]</text:span> <text:span text:style-name="T16">ou { error}</text:span></text:p>
      <text:p text:style-name="P7"/>
      <text:p text:style-name="P27"><text:span text:style-name="T11">Suppression </text:span><text:span text:style-name="T5">groupe de l’entreprise :</text:span></text:p>
      <text:p text:style-name="P23"><text:span text:style-name="T11">DELETE </text:span><text:span text:style-name="T4">myAlfred</text:span><text:span text:style-name="T2">/</text:span><text:span text:style-name="T4">api/companies/</text:span><text:span text:style-name="T5">groups/:g</text:span><text:span text:style-name="T11">roup_id</text:span></text:p>
      <text:p text:style-name="P23"><text:span text:style-name="T5">retour : </text:span><text:span text:style-name="T12">rien</text:span><text:span text:style-name="T5"> </text:span><text:span text:style-name="T8">ou { error}</text:span></text:p>
      <text:p text:style-name="P7"/>
      <text:p text:style-name="P14"><text:span text:style-name="T6">Ajout d’un utilisateur à un groupe </text:span><text:span text:style-name="T5">d’entreprise :</text:span></text:p>
      <text:p text:style-name="P11"><text:span text:style-name="T6">PUT </text:span><text:span text:style-name="T4">myAlfred</text:span><text:span text:style-name="T2">/</text:span><text:span text:style-name="T4">api/companies/</text:span><text:span text:style-name="T5">groups/:group_id/</text:span><text:span text:style-name="T14">member</text:span></text:p>
      <text:p text:style-name="P11"><text:span text:style-name="T6">data : </text:span><text:span text:style-name="T8">{user_id}</text:span></text:p>
      <text:p text:style-name="P11"><text:span text:style-name="T5">retour : </text:span><text:span text:style-name="T6">Ok ou { </text:span><text:span text:style-name="T9">error </text:span><text:span text:style-name="T6">}</text:span></text:p>
      <text:p text:style-name="P11"><text:span text:style-name="T6"/></text:p>
      <text:p text:style-name="P28"><text:span text:style-name="T15">Suppression </text:span><text:span text:style-name="T6">d’un utilisateur </text:span><text:span text:style-name="T15">d’</text:span><text:span text:style-name="T6">un groupe </text:span><text:span text:style-name="T5">d’entreprise :</text:span></text:p>
      <text:p text:style-name="P25"><text:span text:style-name="T15">DELETE</text:span><text:span text:style-name="T6"> </text:span><text:span text:style-name="T4">myAlfred</text:span><text:span text:style-name="T2">/</text:span><text:span text:style-name="T4">api/companies/</text:span><text:span text:style-name="T5">groups/:group_id/</text:span><text:span text:style-name="T14">member/:u</text:span><text:span text:style-name="T15">ser_id</text:span></text:p>
      <text:p text:style-name="P25"><text:span text:style-name="T5">retour : </text:span><text:span text:style-name="T6">Ok ou { </text:span><text:span text:style-name="T9">error </text:span><text:span text:style-name="T6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0:14:05.668054090</meta:creation-date>
    <dc:date>2021-03-02T15:38:39.714524332</dc:date>
    <meta:editing-duration>PT1H54M57S</meta:editing-duration>
    <meta:editing-cycles>16</meta:editing-cycles>
    <meta:generator>LibreOffice/7.0.3.1$Linux_X86_64 LibreOffice_project/00$Build-1</meta:generator>
    <meta:document-statistic meta:table-count="0" meta:image-count="0" meta:object-count="0" meta:page-count="1" meta:paragraph-count="32" meta:word-count="147" meta:character-count="1071" meta:non-whitespace-character-count="956"/>
  </office:meta>
</office:document-meta>
</file>